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Preformatted_20_Text">
      <style:paragraph-properties fo:margin-top="0cm" fo:margin-bottom="0.499cm" fo:text-align="end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6"/># ###### <text:s text:c="13"/>####### <text:s text:c="7"/>####### <text:s/>##### <text:s/></text:p>
      <text:p text:style-name="Preformatted_20_Text"><text:s text:c="6"/># # <text:s text:c="4"/># <text:s text:c="17"/># <text:s/>###### # <text:s text:c="4"/># # <text:s text:c="4"/># </text:p>
      <text:p text:style-name="Preformatted_20_Text"><text:s text:c="6"/># # <text:s text:c="4"/># <text:s text:c="16"/># <text:s text:c="2"/># <text:s text:c="5"/># <text:s text:c="4"/># # <text:s text:c="6"/></text:p>
      <text:p text:style-name="Preformatted_20_Text"><text:s text:c="6"/># ###### <text:s text:c="4"/>##### <text:s text:c="6"/># <text:s text:c="3"/>##### <text:s/># <text:s text:c="4"/># <text:s/>##### <text:s/></text:p>
      <text:p text:style-name="Preformatted_20_Text"># <text:s text:c="4"/># # <text:s text:c="20"/># <text:s text:c="4"/># <text:s text:c="5"/># <text:s text:c="4"/># <text:s text:c="6"/># </text:p>
      <text:p text:style-name="Preformatted_20_Text"># <text:s text:c="4"/># # <text:s text:c="19"/># <text:s text:c="5"/># <text:s text:c="5"/># <text:s text:c="4"/># # <text:s text:c="4"/># </text:p>
      <text:p text:style-name="Preformatted_20_Text"><text:s/>##### <text:s/># <text:s text:c="18"/>####### ###### ####### <text:s/>##### <text:s/></text:p>
      <text:p text:style-name="Preformatted_20_Text"><text:s/></text:p>
      <text:p text:style-name="Preformatted_20_Text"><text:s/></text:p>
      <text:p text:style-name="Preformatted_20_Text"><text:s/></text:p>
      <text:p text:style-name="Preformatted_20_Text">En aquesta segona entrega hem incluït un fitxer jocs.c i un jocs.h que contenen el codi i els prototipus de les funcions. S'han hagut de fer les modificacions pertinents al Makefile per tal que aquests formessin part de user.c.</text:p>
      <text:p text:style-name="Preformatted_20_Text"/>
      <text:p text:style-name="Preformatted_20_Text">Les funcions que proporcionem per provar el còdi són:</text:p>
      <text:p text:style-name="Preformatted_20_Text"/>
      <text:p text:style-name="Preformatted_20_Text">void provar_fork (int num_fills);</text:p>
      <text:p text:style-name="Preformatted_20_Text">void provar_get_stats (void);</text:p>
      <text:p text:style-name="Preformatted_20_Text">void provar_exit(void);</text:p>
      <text:p text:style-name="Preformatted_20_Text">void provar_nice (void);</text:p>
      <text:p text:style-name="Preformatted_20_Text">void provar_switch (void);</text:p>
      <text:p text:style-name="P2">void provar_semafors(void);<text:line-break/>void run2_jp(void);</text:p>
      <text:p text:style-name="P2">I s'haura de descomentar del main() de user.c la que volguem provar. <text:line-break/>A continuació una descripció de cada funció.</text:p>
      <text:p text:style-name="Preformatted_20_Text">void provar_fork (int num_fills):</text:p>
      <text:p text:style-name="Preformatted_20_Text"><text:tab/>A n'aquesta funció li passarem un num_fills que és el nombre de fills que volem crear a partir del procés pare. Els crea consecutivament, és a dir, tots seràn fills del procés 0. Per cada creació és treuen per pantalla dues frases per cada procés creat i finalment el total de fills creats:</text:p>
      <text:p text:style-name="Preformatted_20_Text"><text:tab/>Soc el fill, tinc PID: 1</text:p>
      <text:p text:style-name="Preformatted_20_Text"><text:tab/>Return del fork: 1 -&gt; Soc el pare, tinc PID:0 </text:p>
      <text:p text:style-name="Preformatted_20_Text"><text:tab/>...</text:p>
      <text:p text:style-name="Preformatted_20_Text"><text:tab/>Total de fills creats: 1</text:p>
      <text:p text:style-name="Preformatted_20_Text"/>
      <text:p text:style-name="Preformatted_20_Text">void provar_get_stats (void):</text:p>
      <text:p text:style-name="Preformatted_20_Text"><text:tab/>Comprova que la crida al sistema get_stats funcioni correctament.</text:p>
      <text:p text:style-name="Preformatted_20_Text"><text:tab/>- Provem amb num de pid negatiu. Ha de donar error.</text:p>
      <text:p text:style-name="Preformatted_20_Text"><text:tab/>- Provem amb num de procés que no existeix. Ha de donar error.</text:p>
      <text:p text:style-name="Preformatted_20_Text"><text:tab/>- Provem amb el pid del qui crida, i una @ de resultat invàlida: Error.</text:p>
      <text:p text:style-name="Preformatted_20_Text"><text:tab/>- Provem amb una @ de resultat fora del nostre espai: Error</text:p>
      <text:p text:style-name="Preformatted_20_Text"><text:tab/>- Provem a crear un fill amb fork() i mirar el seu stats.</text:p>
      <text:p text:style-name="Preformatted_20_Text"><text:tab/>- Provem de mirar el nostre temps de cpu.</text:p>
      <text:p text:style-name="Preformatted_20_Text"/>
      <text:p text:style-name="Preformatted_20_Text">void provar_exit(void):</text:p>
      <text:p text:style-name="Preformatted_20_Text"><text:tab/>Comprova la crida al sistema exit().</text:p>
      <text:p text:style-name="Preformatted_20_Text"><text:tab/>- Fem un fork i provem d'assassinar al pare. No s'ha de poder.</text:p>
      <text:p text:style-name="Preformatted_20_Text"><text:tab/>- Assassinem al fill.</text:p>
      <text:p text:style-name="Preformatted_20_Text"/>
      <text:p text:style-name="Preformatted_20_Text">void provar_nice (void):</text:p>
      <text:p text:style-name="Preformatted_20_Text"><text:tab/>Prova d'executar les crides a nice() amb valors positius, negatius i 0.</text:p>
      <text:p text:style-name="Preformatted_20_Text"><text:tab/>Aquesta prova es pot extendre dins provar_switch. Ho comentem a continuació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void provar_switch (void):</text:p>
      <text:p text:style-name="Preformatted_20_Text"><text:tab/>Aquesta funció crea un arbre de 4 processos on cada procés imprimeix Tpid on PID és el num de pid del procés, 0, 1, 2, 3. No tots són fills de T0. </text:p>
      <text:p text:style-name="Preformatted_20_Text"/>
      <text:p text:style-name="Preformatted_20_Text"><text:tab/>T0</text:p>
      <text:p text:style-name="Preformatted_20_Text"><text:tab/>|</text:p>
      <text:p text:style-name="Preformatted_20_Text"><text:tab/>T1 ----&gt; T2</text:p>
      <text:p text:style-name="Preformatted_20_Text"><text:s text:c="11"/>\</text:p>
      <text:p text:style-name="Preformatted_20_Text"><text:tab/><text:tab/>T3</text:p>
      <text:p text:style-name="Preformatted_20_Text"/>
      <text:p text:style-name="Preformatted_20_Text"><text:tab/>Es pot observar com tots van canviant escrivint el diferent valor. A més aquesta prova permet molt més. Es pot afegir codi entre els tags:</text:p>
      <text:p text:style-name="Preformatted_20_Text"><text:tab/>/*Codi de T2 */</text:p>
      <text:p text:style-name="Preformatted_20_Text"><text:tab/>/*Fi Codi T2 */</text:p>
      <text:p text:style-name="Preformatted_20_Text"/>
      <text:p text:style-name="Preformatted_20_Text">Com per exemple modificar els valors del quantum de cada procés amb el nice, i es comprovarà com van canviant de contexte i estant més temps o menys a la cpu. </text:p>
      <text:p text:style-name="Preformatted_20_Text"/>
      <text:p text:style-name="Preformatted_20_Text">A més també es pot experimentar amb els semàfors, colocant esperes, destruccions i altres al codi. </text:p>
      <text:p text:style-name="Preformatted_20_Text"/>
      <text:p text:style-name="Preformatted_20_Text"><text:s/><text:tab/></text:p>
      <text:p text:style-name="P2">void provar_semafors(void):<text:line-break/> Prova la implementació i comportament dels semàfors.<text:line-break/> - Provarem 1 a 1 les crides del sistema sem_xx amb diferents valors per cobrir tots els casos possibles d'errors i creació i destrucció, suma i resta d'un semàfor.<text:line-break/> - Un cop provades les funcions bàsiques crearem un fill i farem que aquest s'esperi fent que el pare hagi inicialitzat el semàfor a 0. El pare farà un for(); per esperar uns moments, intentarà fer un sem_destroy però no podrà perquè el fill encara està a la cua. Finalment farà un sem_signal, alliberant al fill.<text:line-break/><text:line-break/>void run2_jp(void):<text:line-break/> Són les mateixes proves que vam entregar a l'entrega E1. L'explicació erà la següent (mateixa que E1 també):</text:p>
      <text:p text:style-name="Preformatted_20_Text">/**ENTERGA E1**/</text:p>
      <text:p text:style-name="Preformatted_20_Text"/>
      <text:p text:style-name="Preformatted_20_Text">El joc de proves que hem fet s'ha d'activar descomentant la linia run2_jp() que</text:p>
      <text:p text:style-name="Preformatted_20_Text">hi ha al main del fitxer user.c.</text:p>
      <text:p text:style-name="Preformatted_20_Text">Llavors s'ha de descomentar la funcionalitat que es vulgui provar:</text:p>
      <text:p text:style-name="Preformatted_20_Text"/>
      <text:p text:style-name="Preformatted_20_Text">/*EXCEPCIONS*/</text:p>
      <text:p text:style-name="Preformatted_20_Text"><text:s text:c="2"/>GENERAL PROTECTION</text:p>
      <text:p text:style-name="Preformatted_20_Text"><text:s text:c="2"/>Prova l'excepció de protecció general, és la que sortia al codi user.c original.</text:p>
      <text:p text:style-name="Preformatted_20_Text"><text:s text:c="3"/></text:p>
      <text:p text:style-name="Preformatted_20_Text"><text:s text:c="2"/>DIVIDE ERROR</text:p>
      <text:p text:style-name="Preformatted_20_Text"><text:s text:c="2"/>Intenta dividir per 0 i genera una excepcio de divisio per 0.</text:p>
      <text:p text:style-name="Preformatted_20_Text"><text:s/></text:p>
      <text:p text:style-name="Preformatted_20_Text"><text:s text:c="2"/>PAGE FAULT</text:p>
      <text:p text:style-name="Preformatted_20_Text"><text:s text:c="2"/>Accedeix directament a pila movent-hi un valor aleatori i provoca un Page Fault</text:p>
      <text:p text:style-name="Preformatted_20_Text"><text:s text:c="2"/></text:p>
      <text:p text:style-name="Preformatted_20_Text"><text:s text:c="2"/>GENERACIO DE INTERRUPCIONS DES DE CODI D'USUARI</text:p>
      <text:p text:style-name="Preformatted_20_Text"><text:s text:c="2"/>Acces a una interrupcio de sistema desde usuari (p.ex floating point error)</text:p>
      <text:p text:style-name="Preformatted_20_Text"><text:s text:c="2"/>Substituir el nombre de interrupcio per provar-ne d'altres</text:p>
      <text:p text:style-name="Preformatted_20_Text"><text:s text:c="3"/></text:p>
      <text:p text:style-name="Preformatted_20_Text"><text:s text:c="2"/>Acces a una int de usuari (p.ex divide error)</text:p>
      <text:p text:style-name="Preformatted_20_Text"/>
      <text:p text:style-name="Preformatted_20_Text"/>
      <text:p text:style-name="Preformatted_20_Text"/>
      <text:p text:style-name="Preformatted_20_Text"><text:soft-page-break/>/*CRIDES A SISTEMA*/</text:p>
      <text:p text:style-name="Preformatted_20_Text"><text:s text:c="3"/>Es pot descomentar el perror() del final per veure com queda l'ERRNO.</text:p>
      <text:p text:style-name="Preformatted_20_Text"><text:s text:c="2"/>Escriu la frase</text:p>
      <text:p text:style-name="Preformatted_20_Text"><text:s text:c="2"/>write(1,"Prova d'un write",256);</text:p>
      <text:p text:style-name="Preformatted_20_Text"><text:s text:c="2"/></text:p>
      <text:p text:style-name="Preformatted_20_Text"><text:s text:c="2"/>No escriu res</text:p>
      <text:p text:style-name="Preformatted_20_Text"><text:s text:c="2"/>write(1,"",100);</text:p>
      <text:p text:style-name="Preformatted_20_Text"><text:s text:c="2"/></text:p>
      <text:p text:style-name="Preformatted_20_Text"><text:s text:c="2"/>Bad FD</text:p>
      <text:p text:style-name="Preformatted_20_Text"><text:s text:c="2"/>write(-10,"Hola",10);</text:p>
      <text:p text:style-name="Preformatted_20_Text"><text:s text:c="2"/></text:p>
      <text:p text:style-name="Preformatted_20_Text"><text:s text:c="2"/>Bad size</text:p>
      <text:p text:style-name="Preformatted_20_Text"><text:s text:c="2"/>k = write(1,"Hola",-10);</text:p>
      <text:p text:style-name="Preformatted_20_Text"><text:s text:c="2"/>Imprimeix el num de caracters uqe li posem a baix. Ara esta amb 10, per imprimir-los</text:p>
      <text:p text:style-name="Preformatted_20_Text"><text:s text:c="2"/>tots s'ha de posar un 683, tambe podem provar p.ex amb 1000, encara que a la M.V.</text:p>
      <text:p text:style-name="Preformatted_20_Text"><text:s text:c="2"/>avegades falla. Despres diu quants se n'han escrit.</text:p>
      <text:p text:style-name="Preformatted_20_Text"><text:s text:c="2"/>/* int k = write(1,"aaaaaaaaaaaaaaaaaaaaaaaaaaaaaaaaaaaaaaaaaaaaaaaaaaaaaaaaa\n"</text:p>
      <text:p text:style-name="Preformatted_20_Text"><text:s text:c="8"/>"bbbbbbbbbbbbbbbbbbbbbbbbbbbbbbbbbbbbbbbbbbbbbbbbbbbbbbbbb\n"</text:p>
      <text:p text:style-name="Preformatted_20_Text"><text:s text:c="8"/>"ccccccccccccccccccccccccccccccccccccccccccccccccccccccccc\n"</text:p>
      <text:p text:style-name="Preformatted_20_Text"><text:s text:c="8"/>"dddddddddddddddDDDDDdddDDDdddDDDdddddddDDDDDddDDDdddDDDdd\n"</text:p>
      <text:p text:style-name="Preformatted_20_Text"><text:s text:c="8"/>"eeeeeeeeeeeeeeeeeeeeeeeeeeeeeeeeeeeeeeeeeeeeeeeeeeeeeeeee\n"</text:p>
      <text:p text:style-name="Preformatted_20_Text"><text:s text:c="8"/>"fffffffffffffffffffffffffffffffffffffffffffffffffffffffff\n"</text:p>
      <text:p text:style-name="Preformatted_20_Text"><text:s text:c="8"/>"ggggggggggggggggggggggggggggggggggggggggggggggggggggggggg\n"</text:p>
      <text:p text:style-name="Preformatted_20_Text"><text:s text:c="8"/>"hhhhhhhhhhhhhhhhhhhhhhhhhhhhhhhhhhhhhhhhhhhhhhhhhhhhhhhhh\n"</text:p>
      <text:p text:style-name="Preformatted_20_Text"><text:s text:c="8"/>"iiiiiiiiiiiiiiiiiiiiiiiiiiiiiiiiiiiiiiiiiiiiiiiiiiiiiiiii\n"</text:p>
      <text:p text:style-name="Preformatted_20_Text"><text:s text:c="8"/>"jjjjjjjjjjjjjjjjjjjjjjjjjjjjjjjjjjjjjjjjjjjjjjjjjjjjjjjjj\n"</text:p>
      <text:p text:style-name="Preformatted_20_Text"><text:s text:c="8"/>"kkkkkkkkkkkkkkkkkkkkkkkkkkkkkkkkkkkkkkkkkkkkkkkkkkkkkkkkk\n"</text:p>
      <text:p text:style-name="Preformatted_20_Text"><text:s text:c="8"/>"En aquest bloc de text hi ha 683 caracters",10);</text:p>
      <text:p text:style-name="Preformatted_20_Text"><text:s text:c="3"/>printf("\n");</text:p>
      <text:p text:style-name="Preformatted_20_Text"><text:s text:c="3"/>printint(k);</text:p>
      <text:p text:style-name="Preformatted_20_Text"><text:s text:c="2"/>*/</text:p>
      <text:p text:style-name="Preformatted_20_Text"><text:s text:c="2"/></text:p>
      <text:p text:style-name="Preformatted_20_Text"><text:s text:c="2"/>Bad ADDRESS</text:p>
      <text:p text:style-name="Preformatted_20_Text"><text:s text:c="2"/>write(1,k,200);</text:p>
      <text:p text:style-name="Preformatted_20_Text"><text:s text:c="2"/></text:p>
      <text:p text:style-name="Preformatted_20_Text"><text:s text:c="2"/>Descomentar les funcions per veure com esta errno o per imprimir l'enter k</text:p>
      <text:p text:style-name="Preformatted_20_Text"><text:s text:c="2"/>perror();</text:p>
      <text:p text:style-name="Preformatted_20_Text"><text:s text:c="2"/>printint(k);</text:p>
      <text:p text:style-name="Preformatted_20_Text"><text:s text:c="2"/>PROVA DE LA FUNCIO PRINTF i PRINTI</text:p>
      <text:p text:style-name="Preformatted_20_Text"><text:s text:c="8"/>Aquestes funcions no s'havien de fer, i per aixo no assegurem encara</text:p>
      <text:p text:style-name="Preformatted_20_Text"><text:s text:c="8"/>el funcionament 100%. Hem detectat algun bug a printint.</text:p>
      <text:p text:style-name="Preformatted_20_Text"><text:s text:c="4"/>char *text1 = "p";</text:p>
      <text:p text:style-name="Preformatted_20_Text"><text:s text:c="4"/>int k = printf(text1);</text:p>
      <text:p text:style-name="Preformatted_20_Text"><text:s text:c="4"/>printf("\nMida bytes escrits: ");</text:p>
      <text:p text:style-name="Preformatted_20_Text"><text:s text:c="4"/>printint(k);</text:p>
      <text:p text:style-name="Preformatted_20_Text"><text:s text:c="4"/></text:p>
      <text:p text:style-name="Preformatted_20_Text"><text:s text:c="4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4"/></text:p>
      <text:p text:style-name="P1"><text:s text:c="40"/>Felip Moll</text:p>
      <text:p text:style-name="P3"><text:s text:c="40"/>Josep Martí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26T17:59:17</meta:creation-date>
    <dc:date>2008-10-26T18:41:33</dc:date>
    <meta:editing-cycles>1</meta:editing-cycles>
    <meta:editing-duration>PT11M4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4" meta:paragraph-count="123" meta:word-count="858" meta:character-count="6087"/>
  </office:meta>
</office:document-meta>
</file>